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41977349" text:anchor-type="as-char" svg:x="0in" svg:y="0in" svg:width="5.625in" svg:height="0.1180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draw:frame draw:style-name="a1" draw:name="Imagen 338283261" text:anchor-type="as-char" svg:x="0in" svg:y="0in" svg:width="6.26042in" svg:height="4.19792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n 1128620706" text:anchor-type="as-char" svg:x="0in" svg:y="0in" svg:width="6.26042in" svg:height="2.63542in" style:rel-width="scale" style:rel-height="scale"><draw:image xlink:href="media/image3.png" xlink:type="simple" xlink:show="embed" xlink:actuate="onLoad"/><svg:title/><svg:desc/></draw:frame><draw:frame draw:style-name="a3" draw:name="Imagen 660605370" text:anchor-type="as-char" svg:x="0in" svg:y="0in" svg:width="6.26042in" svg:height="2.60417in" style:rel-width="scale" style:rel-height="scale"><draw:image xlink:href="media/image4.png" xlink:type="simple" xlink:show="embed" xlink:actuate="onLoad"/><svg:title/><svg:desc/></draw:frame><draw:frame draw:style-name="a4" draw:name="Imagen 1863944426" text:anchor-type="as-char" svg:x="0in" svg:y="0in" svg:width="6.26042in" svg:height="2.3229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<draw:frame draw:style-name="a5" draw:name="Imagen 994113442" text:anchor-type="as-char" svg:x="0in" svg:y="0in" svg:width="7.09375in" svg:height="1.93573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raham Bekele Sánchez Quevedo</meta:initial-creator>
    <dc:creator>Abraham Bekele Sánchez Quevedo</dc:creator>
    <meta:creation-date>2025-05-16T15:42:00Z</meta:creation-date>
    <dc:date>2025-05-16T15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3" meta:row-count="1" meta:non-whitespace-character-count="12"/>
  </office:meta>
</office:document-meta>
</file>